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vletEnvironment.StandardServl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ServletEnvironment.customizePropertySources( MutablePropertySources propertySour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ervletEnvironment.initPropertySources( @ Nullable ServletContext servletContext , @ Nullable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rvletEnvironment.StandardServletEnvironment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